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paragraph-properties fo:text-align="justify" style:justify-single-word="false"/>
      <style:text-properties officeooo:paragraph-rsid="0012ca0b"/>
    </style:style>
    <style:style style:name="P2" style:family="paragraph" style:parent-style-name="Text_20_body">
      <style:paragraph-properties fo:text-align="center" style:justify-single-word="false"/>
      <style:text-properties style:font-name="Times New Roman" fo:font-size="14pt" fo:font-weight="bold" style:font-size-asian="14pt" style:font-weight-asian="bold" style:font-size-complex="14pt" style:font-weight-complex="bold"/>
    </style:style>
    <style:style style:name="P3" style:family="paragraph" style:parent-style-name="Text_20_body">
      <style:paragraph-properties fo:text-align="justify" style:justify-single-word="false"/>
      <style:text-properties style:font-name="Times New Roman" fo:font-size="14pt" officeooo:paragraph-rsid="0012ca0b" style:font-size-asian="14pt" style:font-size-complex="14pt"/>
    </style:style>
    <style:style style:name="P4" style:family="paragraph" style:parent-style-name="Text_20_body">
      <style:paragraph-properties fo:text-align="justify" style:justify-single-word="false"/>
      <style:text-properties style:font-name="Times New Roman" fo:font-size="14pt" officeooo:paragraph-rsid="001193ee" style:font-size-asian="14pt" style:font-size-complex="14pt"/>
    </style:style>
    <style:style style:name="P5" style:family="paragraph" style:parent-style-name="Text_20_body">
      <style:paragraph-properties fo:text-align="justify" style:justify-single-word="false"/>
      <style:text-properties style:font-name="Times New Roman" fo:font-size="14pt" style:font-size-asian="14pt" style:font-size-complex="14pt"/>
    </style:style>
    <style:style style:name="T1" style:family="text">
      <style:text-properties style:font-name="Times New Roman" fo:font-size="14pt" fo:font-style="italic" fo:font-weight="normal" style:font-size-asian="14pt" style:font-style-asian="italic" style:font-weight-asian="normal" style:font-size-complex="14pt" style:font-style-complex="italic" style:font-weight-complex="normal"/>
    </style: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1"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2"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3"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STNeRF: symmetric triplane neural radiance fields for novel view synthesis from single-view vehicle images</text:p>
      <text:p text:style-name="P3"><text:tab/></text:p>
      <text:p text:style-name="P3">Applied Intelligence (2025) 55:322</text:p>
      <text:p text:style-name="P3"/>
      <text:p text:style-name="P1"><text:span text:style-name="Strong_20_Emphasis"><text:span text:style-name="T1">Anahtar Kelimeler:</text:span></text:span><text:span text:style-name="T1"> Yeni görüntü sentezi, Tek görüntü , Simetrik üç düzlem</text:span></text:p>
      <text:p text:style-name="P3"/>
      <text:p text:style-name="P3"><text:tab/>Bilgisayarla görme ve grafik alanlarında önemli bir problem olan yenilikçi görünüm sentezi (novel view synthesis), 3D nesnelerin veya sahnelerin yalnızca sınırlı sayıdaki görüntüden yeni açılardan görünümlerini üretmeyi amaçlar. Ancak, mevcut yöntemler genellikle çoklu bakış açısı verilerine veya 3D geometrik bilgilere ihtiyaç duyar, bu da veri toplama sürecini zorlaştırır ve gerçek dünya uygulamalarını sınırlı hale getirir. Bu çalışmada, yalnızca tek bir görüntü kullanarak araçların yeni bakış açılarından görünümlerini üretebilen Simetrik Triplane Sinirsel Işınım Alanları (STNeRF) modeli sunulmuştur. </text:p>
      <text:p text:style-name="P4"/>
      <text:p text:style-name="P4"><text:tab/>Geleneksel yöntemler genellikle yerel özellikleri göz ardı ederek küresel özelliklere odaklanırken, STNeRF triplane özellik çıkarımı ve uzamsal farkındalıklı konvolüsyonlar kullanarak 2D görüntüleri daha zengin bir 3D temsile dönüştürmektedir. Bunun yanı sıra, araçların katı cisim simetrisini dikkate alarak görünmeyen bölgelerin daha doğru şekilde tahmin edilmesini sağlar. Çalışmanın deneysel sonuçları, STNeRF'nin geometri ve görünüm rekonstrüksiyonu açısından mevcut yöntemlerden daha iyi performans gösterdiğini ortaya koymaktadır.</text:p>
      <text:p text:style-name="P4"/>
      <text:p text:style-name="P4"><text:tab/>Yenilikçi görünüm sentezi için yaygın olarak kullanılan NeRF (Neural Radiance Fields) ve türevleri, genellikle çoklu bakış açılarından görüntüleri kullanarak 3D sahneleri öğrenir. Ancak, tek görüntü tabanlı yöntemler, yeterli sayıda bakış açısına erişimin zor olduğu durumlarda büyük önem taşır. STNeRF, yalnızca tek bir görüntü kullanarak sahneyi temsil edebilmek için triplane özelliğini benimsemektedir. Triplane temsili, üç ortogonal düzlem boyunca özellik çıkarımı yaparak 2D görüntülerden 3D yapı hakkında daha fazla bilgi edinmeye yardımcı olur. </text:p>
      <text:p text:style-name="P3"><text:tab/></text:p>
      <text:p text:style-name="P3"><text:tab/>Model, yerel ve küresel özellikleri ayrıştırarak, hem ince detayları hem de genel nesne formunu koruyabilmektedir. Ayrıca, araçların doğal simetrisini <text:soft-page-break/>kullanarak, eksik olan bölgelerin daha iyi tahmin edilmesini sağlar. Deneylerde STNeRF, KITTI ve NuScenes veri setleri üzerinde test edilmiştir ve PSNR, SSIM, LPIPS ve FID gibi metriklerde mevcut yöntemlere kıyasla belirgin iyileşmeler sağladığı gösterilmiştir. Özellikle, AutoRF, PixelNeRF ve CodeNeRF gibi yöntemlerle yapılan karşılaştırmalar, </text:p>
      <text:p text:style-name="P4"/>
      <text:p text:style-name="P4"><text:tab/>STNeRF'nin daha yüksek yapısal benzerlik (SSIM) ve daha düşük hata oranlarıyla üstün performans sergilediğini göstermektedir. Ayrıca, modelin simetri kullanımı sayesinde, görünmeyen bölgelerin daha doğru tahmin edildiği ve diğer yöntemlere kıyasla daha gerçekçi sonuçlar sunduğu gözlemlenmiştir.</text:p>
      <text:p text:style-name="P3"/>
      <text:p text:style-name="P3"><text:tab/></text:p>
      <text:p text:style-name="P3"><text:tab/>STNeRF, tek görüntüden yeni bakış açıları üretme konusunda mevcut yöntemlerin eksikliklerini gidermek için geliştirilmiş yenilikçi bir yaklaşımdır. Triplane özellik çıkarımı, uzamsal farkındalıklı konvolüsyonlar ve simetri kullanımı sayesinde, model yalnızca tek bir görüntüyle yüksek kaliteli 3D yeniden yapılandırma sağlayabilmektedir. Deneysel sonuçlar, STNeRF’nin görsel kalite, detay koruma ve uzamsal tutarlılık açısından mevcut yöntemlerden daha üstün olduğun</text:p>
      <text:p text:style-name="P5"/>
      <text:p text:style-name="P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12T09:40:25.221392925</meta:creation-date>
    <dc:date>2025-03-17T10:01:10.741458710</dc:date>
    <meta:editing-duration>PT24M47S</meta:editing-duration>
    <meta:editing-cycles>11</meta:editing-cycles>
    <meta:generator>LibreOffice/7.3.7.2$Linux_X86_64 LibreOffice_project/30$Build-2</meta:generator>
    <meta:document-statistic meta:table-count="0" meta:image-count="0" meta:object-count="0" meta:page-count="2" meta:paragraph-count="12" meta:word-count="389" meta:character-count="3179" meta:non-whitespace-character-count="2787"/>
  </office:meta>
</office:document-meta>
</file>